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8000001E23F1A1CE47A5F6246.png" manifest:media-type="image/png"/>
  <manifest:file-entry manifest:full-path="Pictures/10000001000001D100000125B869985C2CC912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00ff" draw:textarea-horizontal-align="justify" draw:textarea-vertical-align="middle" draw:auto-grow-height="false" fo:min-height="0.484cm" fo:min-width="2.75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83cm" fo:min-width="2.75cm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83cm" fo:min-width="2.7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2.75cm"/>
    </style:style>
    <style:style style:name="gr6" style:family="graphic" style:parent-style-name="standard">
      <style:graphic-properties draw:stroke="none" svg:stroke-color="#000000" draw:fill-color="#0000ff" draw:textarea-horizontal-align="justify" draw:textarea-vertical-align="middle" draw:auto-grow-height="false" fo:min-height="2.316cm" fo:min-width="11.75cm"/>
    </style:style>
    <style:style style:name="gr7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2.317cm" fo:min-width="11.75cm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317cm" fo:min-width="11.7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398cm" fo:min-width="11.698cm" fo:padding-top="0.151cm" fo:padding-bottom="0.151cm" fo:padding-left="0.276cm" fo:padding-right="0.276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7.45cm" fo:min-width="11.7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3.973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216cm" fo:min-width="13.973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2.25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12.25cm"/>
    </style:style>
    <style:style style:name="gr15" style:family="graphic" style:parent-style-name="standard">
      <style:graphic-properties svg:stroke-color="#ff0000" draw:fill-color="#ff0000" draw:textarea-horizontal-align="justify" draw:textarea-vertical-align="middle" draw:auto-grow-height="false" fo:min-height="9.75cm" fo:min-width="0.344cm"/>
    </style:style>
    <style:style style:name="gr16" style:family="graphic" style:parent-style-name="standard">
      <style:graphic-properties svg:stroke-color="#ff0000" draw:fill-color="#ff0000" draw:textarea-horizontal-align="justify" draw:textarea-vertical-align="middle" draw:auto-grow-height="false" fo:min-height="13.5cm" fo:min-width="0.75cm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797cm, 0.672cm, 3.232cm, 0.79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2.304cm" svg:height="7.754cm" svg:x="3.946cm" svg:y="13.5cm">
          <draw:image xlink:href="Pictures/10000001000001D100000125B869985C2CC9121D.png" xlink:type="simple" xlink:show="embed" xlink:actuate="onLoad" draw:mime-type="image/png">
            <text:p/>
          </draw:image>
        </draw:frame>
        <draw:g>
          <draw:custom-shape draw:style-name="gr2" draw:text-style-name="P2" draw:layer="layout" svg:width="3.25cm" svg:height="0.734cm" svg:x="8cm" svg:y="3.2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25cm" svg:height="0.733cm" svg:x="8cm" svg:y="3.9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25cm" svg:height="0.733cm" svg:x="8cm" svg:y="2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25cm" svg:height="2.2cm" svg:x="8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12.25cm" svg:height="2.566cm" svg:x="4cm" svg:y="8.0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2.25cm" svg:height="2.567cm" svg:x="4cm" svg:y="10.58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2.25cm" svg:height="2.567cm" svg:x="4cm" svg:y="5.4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2.25cm" svg:height="7.7cm" svg:x="4cm" svg:y="5.4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Обычный">
        <draw:g>
          <draw:custom-shape draw:style-name="gr10" draw:text-style-name="P2" draw:layer="layout" svg:width="12.25cm" svg:height="7.7cm" svg:x="4.25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4.473cm" svg:height="1.25cm" draw:transform="rotate (0.561297887441376) translate (3.914cm 9.97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4" draw:layer="layout" svg:width="14.473cm" svg:height="1.25cm" draw:transform="rotate (0.561297887441376) translate (3.918cm 9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14.473cm" svg:height="0.466cm" draw:transform="rotate (0.561297887441376) translate (4.084cm 10.29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3" draw:layer="layout" svg:width="14.473cm" svg:height="0.466cm" draw:transform="rotate (0.561297887441376) translate (4.133cm 10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2.75cm" svg:height="2.75cm" svg:x="4cm" svg:y="5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12.75cm" svg:height="2cm" draw:transform="rotate (1.5707963267949) translate (9.33cm 13.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844cm" svg:height="10cm" svg:x="9.906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" draw:layer="layout" svg:width="1.25cm" svg:height="13.75cm" draw:transform="rotate (1.5707963267949) translate (3.45cm 7.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12.25cm" svg:height="7.7cm" svg:x="4.25cm" svg:y="2.8cm">
            <text:p/>
            <draw:enhanced-geometry svg:viewBox="0 0 21600 21600" draw:extrusion="false" draw:extrusion-skew="50 -135" draw:mirror-horizontal="false" draw:mirror-vertical="false" draw:type="rectangle" draw:enhanced-path="M 0 0 L 21600 0 21600 21600 0 21600 0 0 Z N"/>
          </draw:custom-shape>
        </draw:g>
        <draw:frame draw:style-name="gr17" draw:text-style-name="P1" draw:layer="layout" svg:width="12.28cm" svg:height="7.72cm" svg:x="4.798cm" svg:y="14.799cm">
          <draw:image xlink:href="Pictures/1000000100000208000001E23F1A1CE47A5F62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7T17:16:00.053854808</meta:creation-date>
    <dc:date>2024-06-17T18:45:34.661806405</dc:date>
    <meta:editing-duration>PT48M1S</meta:editing-duration>
    <meta:editing-cycles>1</meta:editing-cycles>
    <meta:document-statistic meta:object-count="23"/>
    <meta:generator>LibreOffice/7.3.7.2$Linux_X86_64 LibreOffice_project/30$Build-2</meta:generator>
  </office:meta>
</office:document-meta>
</file>